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BernhardMod BT" svg:font-family="'BernhardMod B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657cm" style:type="center"/>
          <style:tab-stop style:position="7.832cm" style:type="right"/>
        </style:tab-stops>
      </style:paragraph-properties>
      <style:text-properties fo:font-variant="small-caps" fo:font-size="11.5pt" fo:language="en" fo:country="GB" fo:font-weight="bold" officeooo:paragraph-rsid="00147c1a" fo:background-color="#ffffcc" style:font-size-asian="11.5pt" style:font-weight-asian="bold" style:font-size-complex="11.5pt" style:font-weight-complex="bold"/>
    </style:style>
    <style:style style:name="P2" style:family="paragraph" style:parent-style-name="Standard">
      <style:paragraph-properties>
        <style:tab-stops>
          <style:tab-stop style:position="4.657cm" style:type="center"/>
          <style:tab-stop style:position="7.832cm" style:type="right"/>
        </style:tab-stops>
      </style:paragraph-properties>
      <style:text-properties fo:font-variant="small-caps" fo:font-size="11.5pt" fo:language="en" fo:country="GB" fo:font-weight="bold" officeooo:paragraph-rsid="00181d3a" fo:background-color="#e6e6ff" style:font-size-asian="11.5pt" style:font-weight-asian="bold" style:font-size-complex="11.5pt" style:font-weight-complex="bold"/>
    </style:style>
    <style:style style:name="P3" style:family="paragraph" style:parent-style-name="Standard">
      <style:text-properties style:font-name="Tahoma" fo:font-size="10pt" fo:font-weight="bold" officeooo:paragraph-rsid="00147c1a" fo:background-color="#ffffcc" style:font-size-asian="10pt" style:font-weight-asian="bold" style:font-name-complex="Tahoma" style:font-size-complex="10pt" style:font-weight-complex="bold"/>
    </style:style>
    <style:style style:name="P4" style:family="paragraph" style:parent-style-name="Standard" style:list-style-name="WW8Num3"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5" style:family="paragraph" style:parent-style-name="Standard" style:list-style-name="WW8Num2">
      <style:paragraph-properties>
        <style:tab-stops>
          <style:tab-stop style:position="4.763cm"/>
        </style:tab-stops>
      </style:paragraph-properties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6" style:family="paragraph" style:parent-style-name="Standard"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7" style:family="paragraph" style:parent-style-name="Standard">
      <style:paragraph-properties>
        <style:tab-stops>
          <style:tab-stop style:position="6.773cm"/>
        </style:tab-stops>
      </style:paragraph-properties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8" style:family="paragraph" style:parent-style-name="Standard">
      <style:text-properties style:font-name="BernhardMod BT" fo:font-size="10pt" fo:font-weight="bold" officeooo:paragraph-rsid="00147c1a" fo:background-color="#ffffcc" style:font-size-asian="10pt" style:font-weight-asian="bold" style:font-name-complex="BernhardMod BT" style:font-size-complex="10pt" style:font-weight-complex="bold"/>
    </style:style>
    <style:style style:name="P9" style:family="paragraph" style:parent-style-name="Standard">
      <style:text-properties style:font-name="BernhardMod BT" fo:font-size="16pt" fo:font-weight="bold" officeooo:paragraph-rsid="00147c1a" fo:background-color="#ffffcc" style:font-size-asian="16pt" style:font-weight-asian="bold" style:font-name-complex="BernhardMod BT" style:font-weight-complex="bold"/>
    </style:style>
    <style:style style:name="P10" style:family="paragraph" style:parent-style-name="Standard">
      <style:text-properties fo:font-size="16pt" fo:font-weight="bold" officeooo:paragraph-rsid="00147c1a" fo:background-color="#ffffcc" style:font-size-asian="16p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en" fo:country="GB" fo:font-weight="bold" officeooo:paragraph-rsid="00147c1a" fo:background-color="#ffffcc" style:font-size-asian="14pt" style:font-weight-asian="bold" style:font-weight-complex="bold"/>
    </style:style>
    <style:style style:name="P12" style:family="paragraph" style:parent-style-name="Standard">
      <style:text-properties fo:language="es" fo:country="ES" officeooo:paragraph-rsid="00147c1a" fo:background-color="#ffffcc"/>
    </style:style>
    <style:style style:name="P13" style:family="paragraph" style:parent-style-name="Standard">
      <style:paragraph-properties>
        <style:tab-stops>
          <style:tab-stop style:position="4.657cm" style:type="center"/>
          <style:tab-stop style:position="7.832cm" style:type="right"/>
        </style:tab-stops>
      </style:paragraph-properties>
      <style:text-properties style:font-name="times new roman" fo:font-size="11pt" fo:language="en" fo:country="GB" fo:font-weight="bold" officeooo:paragraph-rsid="00147c1a" fo:background-color="#ffcc99" style:font-size-asian="11pt" style:font-weight-asian="bold" style:font-name-complex="times new roman" style:font-size-complex="11pt" style:font-weight-complex="bold"/>
    </style:style>
    <style:style style:name="P14" style:family="paragraph" style:parent-style-name="Standard">
      <style:text-properties style:font-name="times new roman" fo:font-size="11pt" fo:language="es" fo:country="ES" officeooo:paragraph-rsid="00147c1a" style:font-size-asian="11pt" style:font-name-complex="times new roman" style:font-size-complex="11pt"/>
    </style:style>
    <style:style style:name="P15" style:family="paragraph" style:parent-style-name="Standard">
      <style:text-properties style:font-name="times new roman" fo:font-size="11pt" fo:language="es" fo:country="ES" officeooo:rsid="00147c1a" officeooo:paragraph-rsid="00147c1a" style:font-size-asian="11pt" style:font-name-complex="times new roman" style:font-size-complex="11pt"/>
    </style:style>
    <style:style style:name="P16" style:family="paragraph" style:parent-style-name="Standard">
      <style:text-properties style:font-name="times new roman" fo:font-size="11pt" fo:language="es" fo:country="ES" fo:font-weight="bold" officeooo:paragraph-rsid="00147c1a" fo:background-color="#ffcc99" style:font-size-asian="11pt" style:font-weight-asian="bold" style:font-name-complex="times new roman" style:font-size-complex="11pt" style:font-weight-complex="bold"/>
    </style:style>
    <style:style style:name="P17" style:family="paragraph" style:parent-style-name="Standard"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18" style:family="paragraph" style:parent-style-name="Standard" style:list-style-name="WW8Num3"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fo:language="es" fo:country="ES" fo:font-weight="bold" officeooo:rsid="00156501" officeooo:paragraph-rsid="00181d3a" fo:background-color="#e6e6ff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fo:language="es" fo:country="ES" fo:font-weight="bold" officeooo:rsid="00156501" officeooo:paragraph-rsid="00156501" fo:background-color="#cfe7f5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language="es" fo:country="ES" fo:font-weight="bold" officeooo:rsid="00147c1a" officeooo:paragraph-rsid="00147c1a" fo:background-color="#cfe7f5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text-properties style:font-name="times new roman" fo:font-size="12pt" fo:language="es" fo:country="ES" fo:font-weight="bold" officeooo:rsid="00147c1a" officeooo:paragraph-rsid="00147c1a" fo:background-color="#cfe7f5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text-properties style:font-name="times new roman" fo:font-size="12pt" fo:language="es" fo:country="ES" officeooo:rsid="00147c1a" officeooo:paragraph-rsid="00147c1a" fo:background-color="#cfe7f5" style:font-size-asian="12pt" style:font-name-complex="times new roman" style:font-size-complex="12pt"/>
    </style:style>
    <style:style style:name="P24" style:family="paragraph" style:parent-style-name="Standard">
      <style:text-properties fo:font-size="11pt" fo:language="es" fo:country="ES" fo:font-weight="bold" officeooo:paragraph-rsid="00147c1a" fo:background-color="#ffcc99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fo:language="es" fo:country="ES" officeooo:paragraph-rsid="00147c1a" style:font-size-asian="11pt" style:font-size-complex="11pt"/>
    </style:style>
    <style:style style:name="P26" style:family="paragraph" style:parent-style-name="Standard">
      <style:text-properties fo:font-size="11pt" fo:language="es" fo:country="ES" officeooo:paragraph-rsid="00147c1a" fo:background-color="#ffcc99" style:font-size-asian="11pt" style:font-size-complex="11pt"/>
    </style:style>
    <style:style style:name="P27" style:family="paragraph" style:parent-style-name="Standard">
      <style:text-properties fo:font-size="11pt" officeooo:paragraph-rsid="00147c1a" fo:background-color="#ffcc99" style:font-size-asian="11pt" style:font-size-complex="11pt"/>
    </style:style>
    <style:style style:name="P28" style:family="paragraph" style:parent-style-name="Standard">
      <style:paragraph-properties>
        <style:tab-stops>
          <style:tab-stop style:position="4.501cm"/>
        </style:tab-stops>
      </style:paragraph-properties>
      <style:text-properties fo:font-size="11pt" officeooo:paragraph-rsid="00147c1a" fo:background-color="#ffcc9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fo:font-size="11pt" fo:language="en" fo:country="GB" officeooo:paragraph-rsid="00147c1a" fo:background-color="#ffcc99" style:font-size-asian="11pt" style:font-size-complex="11pt"/>
    </style:style>
    <style:style style:name="P30" style:family="paragraph" style:parent-style-name="Standard">
      <style:text-properties fo:font-size="11pt" fo:language="en" fo:country="GB" officeooo:paragraph-rsid="00147c1a" fo:background-color="#ffcc99" style:font-size-asian="11pt" style:font-size-complex="11pt"/>
    </style:style>
    <style:style style:name="P31" style:family="paragraph" style:parent-style-name="Standard">
      <style:text-properties fo:font-weight="bold" officeooo:paragraph-rsid="00181d3a" fo:background-color="#e6e6ff" style:font-weight-asian="bold" style:font-weight-complex="bold"/>
    </style:style>
    <style:style style:name="P32" style:family="paragraph" style:parent-style-name="Standard">
      <style:paragraph-properties>
        <style:tab-stops>
          <style:tab-stop style:position="4.657cm" style:type="center"/>
          <style:tab-stop style:position="7.832cm" style:type="right"/>
        </style:tab-stops>
      </style:paragraph-properties>
      <style:text-properties officeooo:paragraph-rsid="00147c1a" fo:background-color="#ffffcc"/>
    </style:style>
    <style:style style:name="P33" style:family="paragraph" style:parent-style-name="Standard">
      <style:text-properties officeooo:paragraph-rsid="00147c1a" fo:background-color="#ffffcc"/>
    </style:style>
    <style:style style:name="P34" style:family="paragraph" style:parent-style-name="Standard">
      <style:paragraph-properties>
        <style:tab-stops>
          <style:tab-stop style:position="4.763cm"/>
        </style:tab-stops>
      </style:paragraph-properties>
      <style:text-properties officeooo:paragraph-rsid="00147c1a" fo:background-color="#ffffcc"/>
    </style:style>
    <style:style style:name="P35" style:family="paragraph" style:parent-style-name="Standard">
      <style:paragraph-properties fo:text-align="justify" style:justify-single-word="false"/>
      <style:text-properties officeooo:paragraph-rsid="00147c1a" fo:background-color="#ffffcc"/>
    </style:style>
    <style:style style:name="P36" style:family="paragraph" style:parent-style-name="Standard">
      <style:paragraph-properties>
        <style:tab-stops>
          <style:tab-stop style:position="4.657cm" style:type="center"/>
          <style:tab-stop style:position="7.832cm" style:type="right"/>
        </style:tab-stops>
      </style:paragraph-properties>
      <style:text-properties officeooo:paragraph-rsid="00147c1a" fo:background-color="#ffcc99"/>
    </style:style>
    <style:style style:name="P37" style:family="paragraph" style:parent-style-name="Standard">
      <style:text-properties officeooo:paragraph-rsid="00181d3a" fo:background-color="#e6e6ff"/>
    </style:style>
    <style:style style:name="P38" style:family="paragraph" style:parent-style-name="Standard">
      <style:paragraph-properties>
        <style:tab-stops>
          <style:tab-stop style:position="4.657cm" style:type="center"/>
          <style:tab-stop style:position="7.832cm" style:type="right"/>
        </style:tab-stops>
      </style:paragraph-properties>
      <style:text-properties officeooo:paragraph-rsid="00181d3a" fo:background-color="#e6e6ff"/>
    </style:style>
    <style:style style:name="P39" style:family="paragraph" style:parent-style-name="Standard">
      <style:paragraph-properties fo:text-align="justify" style:justify-single-word="false"/>
      <style:text-properties officeooo:paragraph-rsid="00181d3a" fo:background-color="#e6e6ff"/>
    </style:style>
    <style:style style:name="P40" style:family="paragraph" style:parent-style-name="Standard">
      <style:paragraph-properties fo:margin-left="1.249cm" fo:margin-right="0cm" fo:text-indent="0cm" style:auto-text-indent="false"/>
      <style:text-properties fo:font-weight="bold" officeooo:paragraph-rsid="00181d3a" fo:background-color="#e6e6ff" style:font-weight-asian="bold" style:font-weight-complex="bold"/>
    </style:style>
    <style:style style:name="P41" style:family="paragraph" style:parent-style-name="Standard">
      <style:paragraph-properties fo:margin-left="1.249cm" fo:margin-right="0cm" fo:text-indent="0cm" style:auto-text-indent="false"/>
      <style:text-properties officeooo:paragraph-rsid="00147c1a" fo:background-color="#ffffcc"/>
    </style:style>
    <style:style style:name="P42" style:family="paragraph" style:parent-style-name="Standard">
      <style:paragraph-properties fo:margin-left="1.249cm" fo:margin-right="0cm" fo:text-indent="0cm" style:auto-text-indent="false"/>
      <style:text-properties officeooo:paragraph-rsid="00181d3a" fo:background-color="#e6e6ff"/>
    </style:style>
    <style:style style:name="P43" style:family="paragraph" style:parent-style-name="Standard">
      <style:paragraph-properties fo:margin-left="1.058cm" fo:margin-right="0cm" fo:text-indent="0cm" style:auto-text-indent="false"/>
      <style:text-properties fo:font-size="16pt" fo:font-weight="bold" officeooo:paragraph-rsid="00147c1a" fo:background-color="#ffffcc" style:font-size-asian="16pt" style:font-weight-asian="bold" style:font-weight-complex="bold"/>
    </style:style>
    <style:style style:name="P44" style:family="paragraph" style:parent-style-name="Standard">
      <style:paragraph-properties fo:margin-left="1.058cm" fo:margin-right="0cm" fo:text-indent="0cm" style:auto-text-indent="false"/>
      <style:text-properties style:font-name="BernhardMod BT" fo:font-weight="bold" officeooo:paragraph-rsid="00147c1a" fo:background-color="#ffffcc" style:font-weight-asian="bold" style:font-name-complex="BernhardMod BT" style:font-weight-complex="bold"/>
    </style:style>
    <style:style style:name="P45" style:family="paragraph" style:parent-style-name="Standard">
      <style:paragraph-properties fo:margin-left="1.058cm" fo:margin-right="0cm" fo:text-indent="0cm" style:auto-text-indent="false"/>
      <style:text-properties style:font-name="BernhardMod BT" fo:font-weight="bold" officeooo:paragraph-rsid="00181d3a" fo:background-color="#e6e6ff" style:font-weight-asian="bold" style:font-name-complex="BernhardMod BT" style:font-weight-complex="bold"/>
    </style:style>
    <style:style style:name="P46" style:family="paragraph" style:parent-style-name="Standard">
      <style:paragraph-properties fo:margin-left="1.058cm" fo:margin-right="0cm" fo:text-indent="0cm" style:auto-text-indent="false"/>
      <style:text-properties style:font-name="times new roman" fo:font-size="11pt" fo:language="es" fo:country="ES" fo:font-weight="bold" officeooo:paragraph-rsid="00147c1a" fo:background-color="#ffcc99" style:font-size-asian="11pt" style:font-weight-asian="bold" style:font-name-complex="times new roman" style:font-size-complex="11pt" style:font-weight-complex="bold"/>
    </style:style>
    <style:style style:name="P47" style:family="paragraph" style:parent-style-name="Standard">
      <style:paragraph-properties fo:margin-left="1.058cm" fo:margin-right="0cm" fo:text-indent="0cm" style:auto-text-indent="false"/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48" style:family="paragraph" style:parent-style-name="Standard">
      <style:paragraph-properties fo:margin-left="1.058cm" fo:margin-right="0cm" fo:text-indent="0cm" style:auto-text-indent="false"/>
      <style:text-properties fo:font-size="11pt" officeooo:paragraph-rsid="00147c1a" fo:background-color="#ffcc99" style:font-size-asian="11pt" style:font-size-complex="11pt"/>
    </style:style>
    <style:style style:name="P49" style:family="paragraph" style:parent-style-name="Standard">
      <style:paragraph-properties fo:margin-left="2.498cm" fo:margin-right="0cm" fo:text-indent="0cm" style:auto-text-indent="false"/>
      <style:text-properties officeooo:paragraph-rsid="00147c1a" fo:background-color="#ffffcc"/>
    </style:style>
    <style:style style:name="P50" style:family="paragraph" style:parent-style-name="Standard">
      <style:paragraph-properties fo:margin-left="2.498cm" fo:margin-right="0cm" fo:text-indent="0cm" style:auto-text-indent="false"/>
      <style:text-properties officeooo:paragraph-rsid="00181d3a" fo:background-color="#e6e6ff"/>
    </style:style>
    <style:style style:name="P51" style:family="paragraph" style:parent-style-name="Standard">
      <style:paragraph-properties fo:margin-left="2.307cm" fo:margin-right="0cm" fo:text-indent="0.191cm" style:auto-text-indent="false"/>
      <style:text-properties officeooo:paragraph-rsid="00147c1a" fo:background-color="#ffffcc"/>
    </style:style>
    <style:style style:name="P52" style:family="paragraph" style:parent-style-name="Standard">
      <style:paragraph-properties fo:margin-left="6.033cm" fo:margin-right="0cm" fo:text-indent="-1.27cm" style:auto-text-indent="false">
        <style:tab-stops>
          <style:tab-stop style:position="6.033cm"/>
          <style:tab-stop style:position="9.525cm"/>
        </style:tab-stops>
      </style:paragraph-properties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53" style:family="paragraph" style:parent-style-name="Standard">
      <style:paragraph-properties fo:margin-left="6.033cm" fo:margin-right="0cm" fo:text-indent="-1.27cm" style:auto-text-indent="false">
        <style:tab-stops>
          <style:tab-stop style:position="6.033cm"/>
          <style:tab-stop style:position="9.525cm"/>
        </style:tab-stops>
      </style:paragraph-properties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54" style:family="paragraph" style:parent-style-name="Standard">
      <style:paragraph-properties fo:margin-left="6.033cm" fo:margin-right="0cm" fo:text-indent="-1.27cm" style:auto-text-indent="false">
        <style:tab-stops>
          <style:tab-stop style:position="6.033cm"/>
          <style:tab-stop style:position="9.525cm"/>
        </style:tab-stops>
      </style:paragraph-properties>
      <style:text-properties fo:font-size="11pt" officeooo:paragraph-rsid="00147c1a" fo:background-color="#ffcc99" style:font-size-asian="11pt" style:font-size-complex="11pt"/>
    </style:style>
    <style:style style:name="P55" style:family="paragraph" style:parent-style-name="Standard">
      <style:paragraph-properties fo:margin-left="4.763cm" fo:margin-right="0cm" fo:text-indent="0cm" style:auto-text-indent="false">
        <style:tab-stops>
          <style:tab-stop style:position="6.033cm"/>
          <style:tab-stop style:position="9.525cm"/>
        </style:tab-stops>
      </style:paragraph-properties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56" style:family="paragraph" style:parent-style-name="Standard">
      <style:paragraph-properties fo:margin-left="5.927cm" fo:margin-right="0cm" fo:text-indent="0cm" style:auto-text-indent="false">
        <style:tab-stops>
          <style:tab-stop style:position="4.763cm"/>
          <style:tab-stop style:position="4.868cm"/>
        </style:tab-stops>
      </style:paragraph-properties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57" style:family="paragraph" style:parent-style-name="Standard">
      <style:paragraph-properties fo:margin-left="4.763cm" fo:margin-right="0cm" fo:text-indent="-0.635cm" style:auto-text-indent="false">
        <style:tab-stops>
          <style:tab-stop style:position="4.763cm"/>
        </style:tab-stops>
      </style:paragraph-properties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58" style:family="paragraph" style:parent-style-name="Standard">
      <style:paragraph-properties fo:margin-left="4.763cm" fo:margin-right="0cm" fo:text-indent="-0.635cm" style:auto-text-indent="false">
        <style:tab-stops>
          <style:tab-stop style:position="4.501cm"/>
        </style:tab-stops>
      </style:paragraph-properties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59" style:family="paragraph" style:parent-style-name="Standard">
      <style:paragraph-properties fo:margin-left="4.763cm" fo:margin-right="0cm" fo:text-indent="-0.635cm" style:auto-text-indent="false">
        <style:tab-stops>
          <style:tab-stop style:position="4.501cm"/>
        </style:tab-stops>
      </style:paragraph-properties>
      <style:text-properties style:font-name="Tahoma" fo:font-size="10pt" officeooo:paragraph-rsid="00181d3a" fo:background-color="#e6e6ff" style:font-size-asian="10pt" style:font-name-complex="Tahoma" style:font-size-complex="10pt"/>
    </style:style>
    <style:style style:name="P60" style:family="paragraph" style:parent-style-name="Standard">
      <style:paragraph-properties fo:margin-left="4.763cm" fo:margin-right="0cm" fo:text-indent="-0.635cm" style:auto-text-indent="false">
        <style:tab-stops>
          <style:tab-stop style:position="4.763cm"/>
        </style:tab-stops>
      </style:paragraph-properties>
      <style:text-properties style:font-name="Tahoma" fo:font-size="10pt" officeooo:paragraph-rsid="00181d3a" fo:background-color="#e6e6ff" style:font-size-asian="10pt" style:font-name-complex="Tahoma" style:font-size-complex="10pt"/>
    </style:style>
    <style:style style:name="P61" style:family="paragraph" style:parent-style-name="Standard">
      <style:paragraph-properties fo:margin-left="4.763cm" fo:margin-right="0cm" fo:text-indent="-0.635cm" style:auto-text-indent="false">
        <style:tab-stops>
          <style:tab-stop style:position="4.763cm"/>
        </style:tab-stops>
      </style:paragraph-properties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62" style:family="paragraph" style:parent-style-name="Standard" style:list-style-name="WW8Num4">
      <style:paragraph-properties fo:margin-left="4.763cm" fo:margin-right="0cm" fo:text-indent="-0.635cm" style:auto-text-indent="false">
        <style:tab-stops>
          <style:tab-stop style:position="4.501cm"/>
        </style:tab-stops>
      </style:paragraph-properties>
      <style:text-properties officeooo:paragraph-rsid="00147c1a" fo:background-color="#ffffcc"/>
    </style:style>
    <style:style style:name="P63" style:family="paragraph" style:parent-style-name="Standard">
      <style:paragraph-properties fo:margin-left="4.763cm" fo:margin-right="0cm" fo:text-indent="-0.635cm" style:auto-text-indent="false">
        <style:tab-stops>
          <style:tab-stop style:position="4.763cm"/>
        </style:tab-stops>
      </style:paragraph-properties>
      <style:text-properties fo:font-size="11pt" officeooo:paragraph-rsid="00147c1a" fo:background-color="#ffcc99" style:font-size-asian="11pt" style:font-size-complex="11pt"/>
    </style:style>
    <style:style style:name="P64" style:family="paragraph" style:parent-style-name="Standard">
      <style:paragraph-properties fo:margin-left="4.763cm" fo:margin-right="0cm" fo:text-indent="-0.635cm" style:auto-text-indent="false">
        <style:tab-stops>
          <style:tab-stop style:position="4.501cm"/>
        </style:tab-stops>
      </style:paragraph-properties>
      <style:text-properties fo:font-size="11pt" officeooo:paragraph-rsid="00147c1a" fo:background-color="#ffcc99" style:font-size-asian="11pt" style:font-size-complex="11pt"/>
    </style:style>
    <style:style style:name="P65" style:family="paragraph" style:parent-style-name="Standard">
      <style:paragraph-properties fo:margin-left="2.117cm" fo:margin-right="0cm" fo:text-indent="0.381cm" style:auto-text-indent="false"/>
      <style:text-properties officeooo:paragraph-rsid="00147c1a" fo:background-color="#ffffcc"/>
    </style:style>
    <style:style style:name="P66" style:family="paragraph" style:parent-style-name="Standard">
      <style:paragraph-properties fo:margin-left="2.54cm" fo:margin-right="0cm" fo:text-indent="0cm" style:auto-text-indent="false"/>
      <style:text-properties officeooo:paragraph-rsid="00147c1a" fo:background-color="#ffffcc"/>
    </style:style>
    <style:style style:name="P67" style:family="paragraph" style:parent-style-name="Standard">
      <style:paragraph-properties fo:margin-left="2.159cm" fo:margin-right="0cm" fo:text-indent="0.381cm" style:auto-text-indent="false"/>
      <style:text-properties officeooo:paragraph-rsid="00147c1a" fo:background-color="#ffffcc"/>
    </style:style>
    <style:style style:name="P68" style:family="paragraph" style:parent-style-name="Standard">
      <style:paragraph-properties fo:margin-left="4.999cm" fo:margin-right="0cm" fo:text-indent="0cm" style:auto-text-indent="false"/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69" style:family="paragraph" style:parent-style-name="Standard">
      <style:paragraph-properties fo:margin-left="4.999cm" fo:margin-right="0cm" fo:text-indent="0cm" style:auto-text-indent="false"/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70" style:family="paragraph" style:parent-style-name="Standard">
      <style:paragraph-properties fo:margin-left="1.249cm" fo:margin-right="0cm" fo:text-indent="1.249cm" style:auto-text-indent="false"/>
      <style:text-properties officeooo:paragraph-rsid="00147c1a" fo:background-color="#ffffcc"/>
    </style:style>
    <style:style style:name="P71" style:family="paragraph" style:parent-style-name="Standard">
      <style:paragraph-properties fo:margin-left="3cm" fo:margin-right="0cm" fo:text-indent="0cm" style:auto-text-indent="false">
        <style:tab-stops>
          <style:tab-stop style:position="3cm"/>
        </style:tab-stops>
      </style:paragraph-properties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72" style:family="paragraph" style:parent-style-name="Standard">
      <style:paragraph-properties fo:margin-left="3cm" fo:margin-right="0cm" fo:text-indent="0cm" style:auto-text-indent="false">
        <style:tab-stops>
          <style:tab-stop style:position="4.763cm"/>
        </style:tab-stops>
      </style:paragraph-properties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73" style:family="paragraph" style:parent-style-name="Standard">
      <style:paragraph-properties fo:margin-left="3cm" fo:margin-right="0cm" fo:text-indent="0cm" style:auto-text-indent="false">
        <style:tab-stops>
          <style:tab-stop style:position="4.763cm"/>
        </style:tab-stops>
      </style:paragraph-properties>
      <style:text-properties style:font-name="Tahoma" fo:font-size="10pt" officeooo:paragraph-rsid="00181d3a" fo:background-color="#e6e6ff" style:font-size-asian="10pt" style:font-name-complex="Tahoma" style:font-size-complex="10pt"/>
    </style:style>
    <style:style style:name="P74" style:family="paragraph" style:parent-style-name="Standard">
      <style:paragraph-properties fo:margin-left="3cm" fo:margin-right="0cm" fo:text-indent="0cm" style:auto-text-indent="false">
        <style:tab-stops>
          <style:tab-stop style:position="3cm"/>
        </style:tab-stops>
      </style:paragraph-properties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75" style:family="paragraph" style:parent-style-name="Standard">
      <style:paragraph-properties fo:margin-left="3cm" fo:margin-right="0cm" fo:text-indent="0cm" style:auto-text-indent="false">
        <style:tab-stops>
          <style:tab-stop style:position="4.763cm"/>
        </style:tab-stops>
      </style:paragraph-properties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76" style:family="paragraph" style:parent-style-name="Standard">
      <style:paragraph-properties fo:margin-left="4.128cm" fo:margin-right="0cm" fo:text-indent="0cm" style:auto-text-indent="false">
        <style:tab-stops>
          <style:tab-stop style:position="4.763cm"/>
        </style:tab-stops>
      </style:paragraph-properties>
      <style:text-properties style:font-name="Tahoma" fo:font-size="10pt" officeooo:paragraph-rsid="00181d3a" fo:background-color="#e6e6ff" style:font-size-asian="10pt" style:font-name-complex="Tahoma" style:font-size-complex="10pt"/>
    </style:style>
    <style:style style:name="P77" style:family="paragraph" style:parent-style-name="Standard">
      <style:paragraph-properties fo:margin-left="4.128cm" fo:margin-right="0cm" fo:text-indent="0cm" style:auto-text-indent="false">
        <style:tab-stops>
          <style:tab-stop style:position="4.763cm"/>
        </style:tab-stops>
      </style:paragraph-properties>
      <style:text-properties officeooo:paragraph-rsid="00147c1a" fo:background-color="#ffffcc"/>
    </style:style>
    <style:style style:name="P78" style:family="paragraph" style:parent-style-name="Standard">
      <style:paragraph-properties fo:margin-left="4.128cm" fo:margin-right="0cm" fo:text-indent="0cm" style:auto-text-indent="false">
        <style:tab-stops>
          <style:tab-stop style:position="4.763cm"/>
        </style:tab-stops>
      </style:paragraph-properties>
      <style:text-properties fo:font-size="11pt" officeooo:paragraph-rsid="00147c1a" fo:background-color="#ffcc99" style:font-size-asian="11pt" style:font-size-complex="11pt"/>
    </style:style>
    <style:style style:name="P79" style:family="paragraph" style:parent-style-name="Standard">
      <style:paragraph-properties fo:margin-left="1.752cm" fo:margin-right="0cm" fo:text-indent="1.249cm" style:auto-text-indent="false"/>
      <style:text-properties style:font-name="Tahoma" fo:font-size="10pt" officeooo:paragraph-rsid="00147c1a" fo:background-color="#ffffcc" style:font-size-asian="10pt" style:font-name-complex="Tahoma" style:font-size-complex="10pt"/>
    </style:style>
    <style:style style:name="P80" style:family="paragraph" style:parent-style-name="Standard">
      <style:paragraph-properties fo:margin-left="1.752cm" fo:margin-right="0cm" fo:text-indent="1.249cm" style:auto-text-indent="false"/>
      <style:text-properties style:font-name="Tahoma" fo:font-size="10pt" officeooo:paragraph-rsid="00181d3a" fo:background-color="#e6e6ff" style:font-size-asian="10pt" style:font-name-complex="Tahoma" style:font-size-complex="10pt"/>
    </style:style>
    <style:style style:name="P81" style:family="paragraph" style:parent-style-name="Standard">
      <style:paragraph-properties fo:margin-left="0cm" fo:margin-right="0cm" fo:text-indent="0cm" style:auto-text-indent="false">
        <style:tab-stops>
          <style:tab-stop style:position="3cm"/>
        </style:tab-stops>
      </style:paragraph-properties>
      <style:text-properties style:font-name="Tahoma" fo:font-size="10pt" officeooo:paragraph-rsid="00181d3a" fo:background-color="#e6e6ff" style:font-size-asian="10pt" style:font-name-complex="Tahoma" style:font-size-complex="10pt"/>
    </style:style>
    <style:style style:name="P82" style:family="paragraph" style:parent-style-name="Standard">
      <style:paragraph-properties fo:margin-left="0cm" fo:margin-right="0cm" fo:text-indent="0cm" style:auto-text-indent="false">
        <style:tab-stops>
          <style:tab-stop style:position="4.763cm"/>
        </style:tab-stops>
      </style:paragraph-properties>
      <style:text-properties fo:font-size="11pt" officeooo:paragraph-rsid="00147c1a" fo:background-color="#ffcc99" style:font-size-asian="11pt" style:font-size-complex="11pt"/>
    </style:style>
    <style:style style:name="P83" style:family="paragraph" style:parent-style-name="Standard" style:list-style-name="">
      <style:paragraph-properties fo:margin-left="0cm" fo:margin-right="0cm" fo:text-indent="0cm" style:auto-text-indent="false"/>
      <style:text-properties fo:font-size="11pt" fo:language="es" fo:country="ES" officeooo:paragraph-rsid="00147c1a" fo:background-color="#ffcc99" style:font-size-asian="11pt" style:font-size-complex="11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officeooo:paragraph-rsid="00181d3a" fo:background-color="#e6e6ff"/>
    </style:style>
    <style:style style:name="P85" style:family="paragraph" style:parent-style-name="Standard">
      <style:paragraph-properties fo:margin-left="6.244cm" fo:margin-right="0cm" fo:text-indent="-2.117cm" style:auto-text-indent="false">
        <style:tab-stops>
          <style:tab-stop style:position="4.763cm"/>
        </style:tab-stops>
      </style:paragraph-properties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86" style:family="paragraph" style:parent-style-name="Standard" style:list-style-name="WW8Num2">
      <style:paragraph-properties fo:margin-left="3.708cm" fo:margin-right="0cm" fo:text-indent="-0.677cm" style:auto-text-indent="false">
        <style:tab-stops>
          <style:tab-stop style:position="3cm"/>
          <style:tab-stop style:position="3.868cm"/>
          <style:tab-stop style:position="7.317cm"/>
        </style:tab-stops>
      </style:paragraph-properties>
      <style:text-properties style:font-name="times new roman" fo:font-size="11pt" fo:language="es" fo:country="ES" officeooo:paragraph-rsid="00147c1a" fo:background-color="#ffcc99" style:font-size-asian="11pt" style:font-name-complex="times new roman" style:font-size-complex="11pt"/>
    </style:style>
    <style:style style:name="P87" style:family="paragraph" style:parent-style-name="Standard">
      <style:paragraph-properties fo:text-align="center" style:justify-single-word="false" fo:break-before="page"/>
      <style:text-properties style:font-name="times new roman" fo:font-size="12pt" fo:language="es" fo:country="ES" fo:font-weight="bold" officeooo:rsid="00156501" officeooo:paragraph-rsid="00156501" fo:background-color="#cfe7f5" style:font-size-asian="12pt" style:font-weight-asian="bold" style:font-name-complex="times new roman" style:font-size-complex="12pt" style:font-weight-complex="bold"/>
    </style:style>
    <style:style style:name="P88" style:family="paragraph" style:parent-style-name="Text_20_body_20_indent">
      <style:paragraph-properties fo:margin-left="0cm" fo:margin-right="0cm" fo:text-indent="0cm" style:auto-text-indent="false"/>
      <style:text-properties fo:font-size="12pt" officeooo:paragraph-rsid="00147c1a" fo:background-color="#ffffcc" style:font-size-asian="12pt"/>
    </style:style>
    <style:style style:name="P89" style:family="paragraph" style:parent-style-name="Text_20_body_20_indent">
      <style:paragraph-properties fo:margin-left="0cm" fo:margin-right="0cm" fo:text-indent="0cm" style:auto-text-indent="false"/>
      <style:text-properties fo:font-size="12pt" officeooo:paragraph-rsid="00181d3a" fo:background-color="#e6e6ff" style:font-size-asian="12pt"/>
    </style:style>
    <style:style style:name="P90" style:family="paragraph" style:parent-style-name="Heading_20_7">
      <style:text-properties fo:language="es" fo:country="ES" officeooo:paragraph-rsid="00147c1a" fo:background-color="#ffffcc"/>
    </style:style>
    <style:style style:name="P91" style:family="paragraph" style:parent-style-name="Heading_20_7">
      <style:paragraph-properties fo:margin-left="0cm" fo:margin-right="0cm" fo:text-indent="1.076cm" style:auto-text-indent="false"/>
      <style:text-properties fo:font-size="16pt" fo:font-weight="bold" officeooo:paragraph-rsid="00147c1a" fo:background-color="#ffffcc" style:font-size-asian="16pt" style:font-weight-asian="bold" style:font-weight-complex="bold"/>
    </style:style>
    <style:style style:name="P92" style:family="paragraph" style:parent-style-name="Heading_20_5">
      <style:paragraph-properties fo:margin-left="1cm" fo:margin-right="0cm" fo:text-indent="-0.499cm" style:auto-text-indent="false" fo:keep-with-next="always">
        <style:tab-stops>
          <style:tab-stop style:position="1.136cm"/>
        </style:tab-stops>
      </style:paragraph-properties>
      <style:text-properties style:font-name="times new roman" fo:font-size="11pt" fo:language="es" fo:country="ES" fo:font-weight="bold" officeooo:paragraph-rsid="00147c1a" fo:background-color="#ffcc99" style:font-size-asian="11pt" style:font-weight-asian="bold" style:font-name-complex="times new roman" style:font-size-complex="11pt" style:font-weight-complex="bold"/>
    </style:style>
    <style:style style:name="P93" style:family="paragraph" style:parent-style-name="Heading_20_5">
      <style:paragraph-properties fo:margin-left="1cm" fo:margin-right="0cm" fo:text-indent="-0.499cm" style:auto-text-indent="false" fo:keep-with-next="always">
        <style:tab-stops>
          <style:tab-stop style:position="1.136cm"/>
        </style:tab-stops>
      </style:paragraph-properties>
      <style:text-properties officeooo:paragraph-rsid="00147c1a" fo:background-color="#ffffcc"/>
    </style:style>
    <style:style style:name="P94" style:family="paragraph" style:parent-style-name="Heading_20_5">
      <style:paragraph-properties fo:margin-left="0cm" fo:margin-right="0cm" fo:text-indent="1.058cm" style:auto-text-indent="false"/>
      <style:text-properties fo:font-size="16pt" fo:font-weight="bold" officeooo:paragraph-rsid="00147c1a" fo:background-color="#ffffcc" style:font-size-asian="16pt" style:font-weight-asian="bold" style:font-weight-complex="bold"/>
    </style:style>
    <style:style style:name="P95" style:family="paragraph" style:parent-style-name="Heading_20_5">
      <style:paragraph-properties fo:margin-left="0cm" fo:margin-right="0cm" fo:text-indent="1.249cm" style:auto-text-indent="false"/>
      <style:text-properties fo:font-size="16pt" fo:font-weight="bold" officeooo:paragraph-rsid="00147c1a" fo:background-color="#ffffcc" style:font-size-asian="16pt" style:font-weight-asian="bold" style:font-weight-complex="bold"/>
    </style:style>
    <style:style style:name="P96" style:family="paragraph" style:parent-style-name="Heading_20_5">
      <style:paragraph-properties fo:margin-left="0cm" fo:margin-right="0cm" fo:text-indent="1.249cm" style:auto-text-indent="false"/>
      <style:text-properties fo:font-size="16pt" fo:language="en" fo:country="GB" fo:font-weight="bold" officeooo:paragraph-rsid="00147c1a" fo:background-color="#ffffcc" style:font-size-asian="16pt" style:font-weight-asian="bold" style:font-weight-complex="bold"/>
    </style:style>
    <style:style style:name="P97" style:family="paragraph" style:parent-style-name="Heading_20_5">
      <style:paragraph-properties fo:margin-left="0cm" fo:margin-right="0cm" fo:text-indent="1.249cm" style:auto-text-indent="false"/>
      <style:text-properties officeooo:paragraph-rsid="00181d3a" fo:background-color="#e6e6ff"/>
    </style:style>
    <style:style style:name="P98" style:family="paragraph" style:parent-style-name="Heading_20_6" style:master-page-name="Standard">
      <style:paragraph-properties style:page-number="auto"/>
      <style:text-properties officeooo:paragraph-rsid="00147c1a" fo:background-color="#ffffcc"/>
    </style:style>
    <style:style style:name="P99" style:family="paragraph" style:parent-style-name="Heading_20_6" style:master-page-name="Standard">
      <style:paragraph-properties style:page-number="auto"/>
      <style:text-properties officeooo:paragraph-rsid="00147c1a" fo:background-color="#ffcc99"/>
    </style:style>
    <style:style style:name="P100" style:family="paragraph" style:parent-style-name="Heading_20_6" style:master-page-name="Standard">
      <style:paragraph-properties style:page-number="auto"/>
      <style:text-properties officeooo:paragraph-rsid="00181d3a" fo:background-color="#e6e6ff"/>
    </style:style>
    <style:style style:name="T1" style:family="text">
      <style:text-properties fo:font-variant="small-caps" fo:font-size="11.5pt" fo:language="en" fo:country="GB" fo:font-weight="bold" style:font-size-asian="11.5pt" style:font-weight-asian="bold" style:font-size-complex="11.5pt" style:font-weight-complex="bold"/>
    </style:style>
    <style:style style:name="T2" style:family="text">
      <style:text-properties fo:font-variant="small-caps" fo:font-size="11.5pt" fo:language="es" fo:country="ES" fo:font-weight="bold" style:font-size-asian="11.5pt" style:font-weight-asian="bold" style:font-size-complex="11.5pt" style:font-weight-complex="bold"/>
    </style:style>
    <style:style style:name="T3" style:family="text">
      <style:text-properties fo:font-variant="small-caps" style:font-name="times new roman" fo:font-size="11pt" fo:language="en" fo:country="GB" fo:font-weight="bold" style:font-size-asian="11pt" style:font-weight-asian="bold" style:font-name-complex="times new roman" style:font-size-complex="11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weight-complex="bold"/>
    </style:style>
    <style:style style:name="T8" style:family="text">
      <style:text-properties fo:font-size="16pt" fo:language="en" fo:country="GB" fo:font-weight="bold" style:font-size-asian="16pt" style:font-weight-asian="bold" style:font-weight-complex="bold"/>
    </style:style>
    <style:style style:name="T9" style:family="text">
      <style:text-properties style:font-size-complex="10pt"/>
    </style:style>
    <style:style style:name="T10" style:family="text">
      <style:text-properties style:font-name="BernhardMod BT" style:font-name-complex="BernhardMod BT"/>
    </style:style>
    <style:style style:name="T11" style:family="text">
      <style:text-properties style:font-name="BernhardMod BT" fo:font-weight="bold" style:font-weight-asian="bold" style:font-name-complex="BernhardMod BT" style:font-weight-complex="bold"/>
    </style:style>
    <style:style style:name="T12" style:family="text">
      <style:text-properties style:font-name="Tahoma" fo:font-size="10pt" style:font-name-asian="Tahoma" style:font-size-asian="10pt" style:font-name-complex="Tahoma" style:font-size-complex="10pt"/>
    </style:style>
    <style:style style:name="T13" style:family="text">
      <style:text-properties style:font-name="Tahoma" fo:font-size="10pt" style:font-size-asian="10pt" style:font-name-complex="Tahoma" style:font-size-complex="10pt"/>
    </style:style>
    <style:style style:name="T14" style:family="text">
      <style:text-properties style:font-name="Tahoma" style:font-name-complex="Tahoma" style:font-size-complex="10pt"/>
    </style:style>
    <style:style style:name="T15" style:family="text">
      <style:text-properties fo:font-size="14pt" fo:language="en" fo:country="GB" style:font-size-asian="14pt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language="es" fo:country="ES"/>
    </style:style>
    <style:style style:name="T21" style:family="text">
      <style:text-properties style:font-name="times new roman" fo:font-size="11pt" fo:language="es" fo:country="ES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" style:family="text">
      <style:text-properties style:font-name="times new roman" fo:font-size="11pt" fo:language="es" fo:country="ES" fo:font-weight="bold" style:font-size-asian="11pt" style:font-weight-asian="bold" style:font-name-complex="times new roman" style:font-size-complex="11pt" style:font-weight-complex="bold"/>
    </style:style>
    <style:style style:name="T23" style:family="text">
      <style:text-properties style:font-name="times new roman" fo:font-size="11pt" fo:language="es" fo:country="ES" style:font-size-asian="11pt" style:font-name-complex="times new roman" style:font-size-complex="11pt"/>
    </style:style>
    <style:style style:name="T24" style:family="text">
      <style:text-properties style:font-name="times new roman" fo:font-size="11pt" fo:language="es" fo:country="ES" style:font-name-asian="times new roman" style:font-size-asian="11pt" style:font-name-complex="times new roman" style:font-size-complex="11pt"/>
    </style:style>
    <style:style style:name="T25" style:family="text">
      <style:text-properties style:font-name="times new roman" fo:font-size="11pt" fo:language="es" fo:country="ES" fo:font-weight="normal" style:font-size-asian="11pt" style:font-weight-asian="normal" style:font-name-complex="times new roman" style:font-size-complex="11pt" style:font-weight-complex="normal"/>
    </style:style>
    <style:style style:name="T26" style:family="text">
      <style:text-properties style:font-name="times new roman" fo:font-size="11pt" fo:language="en" fo:country="GB" style:font-size-asian="11pt" style:font-name-complex="times new roman" style:font-size-complex="11pt"/>
    </style:style>
    <style:style style:name="T27" style:family="text">
      <style:text-properties style:font-name="times new roman" fo:font-size="11pt" fo:language="en" fo:country="GB" fo:font-weight="bold" style:font-size-asian="11pt" style:font-weight-asian="bold" style:font-name-complex="times new roman" style:font-size-complex="11pt" style:font-weight-complex="bold"/>
    </style:style>
    <style:style style:name="T28" style:family="text">
      <style:text-properties style:font-name="times new roman" fo:language="es" fo:country="ES" fo:font-weight="bold" style:font-weight-asian="bold" style:font-name-complex="times new roman" style:font-weight-complex="bold"/>
    </style:style>
    <style:style style:name="T29" style:family="text">
      <style:text-properties style:font-name="times new roman" fo:language="es" fo:country="ES" style:font-name-complex="times new roman"/>
    </style:style>
    <style:style style:name="T30" style:family="text">
      <style:text-properties style:font-name="times new roman" fo:language="es" fo:country="ES" style:font-name-asian="times new roman" style:font-name-complex="times new roman"/>
    </style:style>
    <style:style style:name="T31" style:family="text">
      <style:text-properties style:font-name="times new roman" fo:language="es" fo:country="ES" fo:font-weight="normal" style:font-weight-asian="normal" style:font-name-complex="times new roman" style:font-weight-complex="normal"/>
    </style:style>
    <style:style style:name="T32" style:family="text">
      <style:text-properties style:font-name="times new roman" fo:language="en" fo:country="GB" style:font-name-complex="times new roman"/>
    </style:style>
    <style:style style:name="T33" style:family="text">
      <style:text-properties style:font-name="times new roman" fo:language="en" fo:country="GB" fo:font-weight="bold" style:font-weight-asian="bold" style:font-name-complex="times new roman" style:font-weight-complex="bold"/>
    </style:style>
    <style:style style:name="T34" style:family="text"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language="es" fo:country="ES" fo:font-weight="bold" style:font-size-asian="12pt" style:font-weight-asian="bold" style:font-name-complex="times new roman" style:font-size-complex="12pt" style:font-weight-complex="bold"/>
    </style:style>
    <style:style style:name="T36" style:family="text">
      <style:text-properties fo:font-size="8pt" fo:language="es" fo:country="ES" style:font-size-asian="8pt" style:font-size-complex="8pt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8" text:outline-level="6">CONSTRUCCIÓN DE ROBOTS MÓVILES</text:h>
      <text:p text:style-name="P32"><text:span text:style-name="T1"><text:tab/><text:tab/></text:span><text:span text:style-name="T5">Dr. Jesús Savage Carmona</text:span></text:p>
      <text:p text:style-name="P1"><text:tab/><text:tab/></text:p>
      <text:p text:style-name="P32"><text:span text:style-name="T6"><text:s text:c="11"/></text:span><text:span text:style-name="T7">OBJETIVOS DEL CURSO</text:span></text:p>
      <text:p text:style-name="P41"><text:span text:style-name="T6">Objetivo: </text:span><text:span text:style-name="T9">Entrenar y especializar a los alumnos en la construcción de robots móviles.</text:span> </text:p>
      <text:p text:style-name="P33"/>
      <text:h text:style-name="P93" text:outline-level="5"><text:span text:style-name="T6"><text:tab/><text:tab/></text:span><text:span text:style-name="T7">1 INTRODUCCIÓN Y GENERALIDADES</text:span></text:h>
      <text:p text:style-name="P43"/>
      <text:p text:style-name="P49"><text:span text:style-name="T6">Objetivo:</text:span> El alumno describirá los elementos constitutivos y fundamentales de los robot móviles, así como su funcionamiento lógico y físico.</text:p>
      <text:p text:style-name="P51"><text:span text:style-name="T6">Contenido:</text:span> </text:p>
      <text:list xml:id="list7259419840854810146" text:style-name="WW8Num3">
        <text:list-item>
          <text:list>
            <text:list-item>
              <text:p text:style-name="P4">Componentes básicos de un robot</text:p>
            </text:list-item>
          </text:list>
        </text:list-item>
      </text:list>
      <text:p text:style-name="P52">1.1.1<text:tab/>Microcontroladores<text:tab/><text:tab/><text:tab/><text:tab/><text:tab/> </text:p>
      <text:p text:style-name="P52">1.1.2<text:tab/>Motores</text:p>
      <text:p text:style-name="P55">1.1.3<text:tab/>Etapas de Potencia</text:p>
      <text:p text:style-name="P55">1.1.4 <text:s text:c="2"/>Sensores<text:tab/> </text:p>
      <text:p text:style-name="P56"/>
      <text:p text:style-name="P57">1.2<text:tab/>Tipos de Arquitecturas<text:tab/><text:tab/><text:tab/><text:tab/><text:tab/> </text:p>
      <text:p text:style-name="P52">1.2.1<text:tab/>Modelos Tradicionales<text:tab/> (Inteligencia Artificial Simbólica)<text:tab/><text:tab/><text:tab/><text:tab/> </text:p>
      <text:p text:style-name="P52">1.2.2<text:tab/>Modelos Reactivos</text:p>
      <text:p text:style-name="P52">1.2.3<text:tab/>Modelos Híbridos<text:tab/><text:tab/><text:tab/><text:tab/><text:tab/><text:tab/> </text:p>
      <text:p text:style-name="P8"/>
      <text:h text:style-name="P94" text:outline-level="5">2 MODELADO DE UN ROBOT MÓVIL</text:h>
      <text:p text:style-name="P10"/>
      <text:p text:style-name="P51"><text:span text:style-name="T6">Objetivo:</text:span> El alumno aprenderá a modelar un robot móvil.</text:p>
      <text:p text:style-name="P65"><text:span text:style-name="T6">Contenido:</text:span> </text:p>
      <text:p text:style-name="P34"><text:span text:style-name="T12"><text:s text:c="35"/></text:span><text:span text:style-name="T13">2.1 Repaso de modelado de sistemas</text:span></text:p>
      <text:p text:style-name="P57"><text:tab/>2.1.1<text:tab/>Ecuaciones Diferenciales y en Diferencias<text:tab/><text:tab/></text:p>
      <text:p text:style-name="P57"><text:tab/>2.1.2<text:tab/>Transformadas de Laplace y Z</text:p>
      <text:p text:style-name="P34"><text:span text:style-name="T12"><text:s text:c="35"/></text:span><text:span text:style-name="T13">2.2 Modelado de un robot móvil</text:span></text:p>
      <text:list xml:id="list8164816333940262145" text:style-name="WW8Num2">
        <text:list-item>
          <text:list>
            <text:list-item>
              <text:list>
                <text:list-item>
                  <text:p text:style-name="P5">Función de transferencia de un motor eléctrico.</text:p>
                </text:list-item>
                <text:list-item>
                  <text:p text:style-name="P5">Ecuaciones de modelado tomando en consideración momentos de inercia, fricción, torques, etc.</text:p>
                </text:list-item>
                <text:list-item>
                  <text:p text:style-name="P5">Filtros Adaptables. <text:tab/><text:tab/></text:p>
                </text:list-item>
              </text:list>
            </text:list-item>
          </text:list>
        </text:list-item>
      </text:list>
      <text:p text:style-name="P6"/>
      <text:p text:style-name="P6"/>
      <text:h text:style-name="P91" text:outline-level="7">3 MODELADO Y CONTROL <text:s/>DE UN ROBOT MOVIL</text:h>
      <text:p text:style-name="P10"/>
      <text:p text:style-name="P66"><text:span text:style-name="T6">Objetivo:</text:span> El alumno aprenderá a controlar un robot móvil.</text:p>
      <text:p text:style-name="P67"><text:span text:style-name="T6">Contenido:</text:span> </text:p>
      <text:p text:style-name="P6"><text:tab/><text:tab/><text:tab/>3.1Técnicas de control</text:p>
      <text:p text:style-name="P6"><text:tab/><text:tab/><text:tab/><text:tab/>3.1.1<text:tab/>Lazo abierto</text:p>
      <text:p text:style-name="P6"><text:tab/><text:tab/><text:tab/><text:tab/>3.1.2<text:tab/>Control PID</text:p>
      <text:p text:style-name="P68">3.1.3<text:tab/>Control Difuso</text:p>
      <text:p text:style-name="P68"/>
      <text:p text:style-name="P7"/>
      <text:p text:style-name="P7"/>
      <text:p text:style-name="P7"><text:soft-page-break/></text:p>
      <text:h text:style-name="P95" text:outline-level="5">4 SENSORES</text:h>
      <text:p text:style-name="P9"/>
      <text:p text:style-name="P70"><text:span text:style-name="T6">Objetivo:</text:span> El alumno aprenderá el funcionamiento de <text:s/>sensores.</text:p>
      <text:p text:style-name="P67"><text:span text:style-name="T6">Contenido:</text:span> <text:span text:style-name="T13"><text:tab/><text:tab/><text:tab/><text:tab/><text:tab/><text:tab/><text:tab/> </text:span></text:p>
      <text:p text:style-name="P52">4.1<text:tab/>Sensores de posición<text:tab/><text:tab/><text:tab/> </text:p>
      <text:p text:style-name="P52">4.2<text:tab/>Sensores de velocidad y acelerómetros<text:tab/><text:tab/> </text:p>
      <text:p text:style-name="P52">4.3.<text:tab/>Sensores de proximidad<text:tab/><text:tab/><text:tab/><text:tab/></text:p>
      <text:p text:style-name="P52">4.4<text:tab/>Sensores de fuerza<text:tab/><text:tab/><text:tab/><text:tab/> </text:p>
      <text:p text:style-name="P52">4.5<text:tab/>Sensores acústicos, ultrasónicos<text:tab/><text:tab/><text:tab/> </text:p>
      <text:p text:style-name="P52">4.6<text:tab/>Visión por computadora para robots<text:tab/><text:tab/><text:tab/> </text:p>
      <text:p text:style-name="P52"><text:tab/> <text:s/>4.6.1 Componentes de una imagen</text:p>
      <text:p text:style-name="P52"><text:tab/> <text:s/>4.6.2 Codificación de una imagen</text:p>
      <text:p text:style-name="P52"><text:tab/> <text:s/>4.6.3 Procesamiento de Imágenes</text:p>
      <text:p text:style-name="P6"><text:tab/><text:tab/><text:tab/><text:tab/><text:tab/>4.6.4 Reconocimiento de Objetos<text:tab/></text:p>
      <text:p text:style-name="P3"/>
      <text:h text:style-name="P94" text:outline-level="5">5 MODELOS REACTIVOS</text:h>
      <text:p text:style-name="P10"/>
      <text:p text:style-name="P70"><text:span text:style-name="T6">Objetivo:</text:span> El alumno aprenderá los modelos reactivos para operar robots móviles y agentes inteligentes.</text:p>
      <text:p text:style-name="P51"><text:span text:style-name="T6">Contenido:</text:span> </text:p>
      <text:p text:style-name="P71">5.1 Comportamientos con Máquinas de Estado Finitas Aumentadas (AFSM)</text:p>
      <text:list xml:id="list3289554221451176294" text:style-name="WW8Num4">
        <text:list-item>
          <text:list>
            <text:list-item>
              <text:list>
                <text:list-item>
                  <text:p text:style-name="P62"><text:span text:style-name="T12"><text:s/></text:span><text:span text:style-name="T13">Algoritmo Bug I y II</text:span></text:p>
                </text:list-item>
              </text:list>
            </text:list-item>
          </text:list>
        </text:list-item>
      </text:list>
      <text:p text:style-name="P58"><text:tab/><text:tab/><text:tab/> </text:p>
      <text:p text:style-name="P49"><text:span text:style-name="T12"><text:s text:c="5"/></text:span><text:span text:style-name="T13">5.2 Comportamientos con Campos Potenciales Artificiales<text:tab/></text:span></text:p>
      <text:p text:style-name="P77"><text:span text:style-name="T12"><text:s text:c="6"/></text:span><text:span text:style-name="T13">5.2.1 Potenciales Atractivos y Repulsivos</text:span></text:p>
      <text:p text:style-name="P57"><text:tab/>5.2.2 Planeación de Trayectorias Guiadas por Campos Potenciales</text:p>
      <text:p text:style-name="P79">5.3 Comportamientos Usando Redes Neuronales</text:p>
      <text:p text:style-name="P72">5.4 Comportamientos Usando Algoritmos y Programación Genética<text:tab/><text:tab/><text:tab/> </text:p>
      <text:p text:style-name="P3"/>
      <text:p text:style-name="P44"/>
      <text:h text:style-name="P96" text:outline-level="5">Bibliografía básica</text:h>
      <text:p text:style-name="P11"/>
      <text:p text:style-name="P35"><text:span text:style-name="T4"><text:tab/>* Myke Predko, Programming Robot Controllers, </text:span>McGraw-Hill, 2005</text:p>
      <text:p text:style-name="P88"><text:tab/>* J. Jones, Robot Programming, A Practical Guide to Behavior <text:s/>Robotics, McGraw- <text:tab/><text:tab/>Hill, 2004 </text:p>
      <text:p text:style-name="P33"><text:tab/>* J. Jones, A. Flynn, Movile Robots. A.K. Peters LTD, 1993</text:p>
      <text:p text:style-name="P33"><text:tab/>* Manuales técnicos de microcontroladores PIC, Arduino, Altera (FPGAs)</text:p>
      <text:p text:style-name="P33"/>
      <text:p text:style-name="P10"><text:tab/>Evaluación</text:p>
      <text:p text:style-name="P33"><text:span text:style-name="T7"><text:tab/><text:tab/></text:span><text:span text:style-name="T16">Examen <text:tab/><text:tab/>35%</text:span></text:p>
      <text:h text:style-name="P90" text:outline-level="7"><text:s text:c="10"/>Laboratorio <text:tab/><text:tab/>65% </text:h>
      <text:p text:style-name="P12"/>
      <text:p text:style-name="P33"/>
      <text:p text:style-name="P33"/>
      <text:p text:style-name="P33"/>
      <text:p text:style-name="P33"/>
      <text:p text:style-name="P33"/>
      <text:h text:style-name="P99" text:outline-level="6"><text:tab/> <text:s text:c="6"/><text:tab/><text:tab/>Robots Móviles</text:h>
      <text:p text:style-name="P36"><text:span text:style-name="T2"><text:tab/><text:tab/></text:span><text:span text:style-name="T5">Dr. Jesús Savage Carmona</text:span></text:p>
      <text:p text:style-name="P36"><text:span text:style-name="T1"><text:tab/></text:span><text:span text:style-name="T3"><text:tab/></text:span></text:p>
      <text:p text:style-name="P36"><text:span text:style-name="T21"><text:s text:c="7"/></text:span><text:span text:style-name="T22">Objetivos del curso:</text:span></text:p>
      <text:p text:style-name="P13"/>
      <text:p text:style-name="P27"><text:span text:style-name="T32"><text:tab/></text:span><text:span text:style-name="T29">Entrenar y especializar a los alumnos en el área de los robots móviles. </text:span></text:p>
      <text:p text:style-name="P17"/>
      <text:h text:style-name="P92" text:outline-level="5"><text:tab/>1 INTRODUCCIÓN Y GENERALIDADES</text:h>
      <text:p text:style-name="P48"><text:span text:style-name="T28"><text:tab/><text:tab/>Objetivo:</text:span><text:span text:style-name="T29"> El alumno describirá los elementos constitutivos y fundamentales de los robot móviles, así como su funcionamiento lógico y físico.</text:span></text:p>
      <text:p text:style-name="P48"><text:span text:style-name="T28">Contenido:</text:span><text:span text:style-name="T29"> </text:span></text:p>
      <text:p text:style-name="P61">1.1<text:tab/>Componentes básicos de un robot.<text:tab/> </text:p>
      <text:p text:style-name="P61">1.2<text:tab/>Tipos de Arquitecturas<text:tab/><text:tab/><text:tab/><text:tab/><text:tab/> </text:p>
      <text:p text:style-name="P53">1.2.1<text:tab/>Modelos Tradicionales<text:tab/><text:tab/><text:tab/><text:tab/><text:tab/> </text:p>
      <text:p text:style-name="P53">1.2.2<text:tab/>Modelos Reactivos</text:p>
      <text:p text:style-name="P54"><text:span text:style-name="T29">1.2.3<text:tab/>Modelos Híbridos<text:tab/><text:tab/><text:tab/><text:tab/></text:span></text:p>
      <text:p text:style-name="P54"><text:span text:style-name="T29">1.2.4 <text:tab/>Modelos Probabilísticos</text:span></text:p>
      <text:p text:style-name="P53"><text:tab/><text:tab/> </text:p>
      <text:p text:style-name="P16"/>
      <text:p text:style-name="P46">2 MODELOS TRADICIONALES</text:p>
      <text:p text:style-name="P48"><text:span text:style-name="T28"><text:tab/><text:tab/>Objetivo:</text:span><text:span text:style-name="T29"> El alumno aprenderá los modelos tradicionales para operar robots móviles.</text:span></text:p>
      <text:p text:style-name="P48"><text:span text:style-name="T28">Contenido:</text:span><text:span text:style-name="T29"> </text:span></text:p>
      <text:p text:style-name="P61">2.1<text:tab/>Configuración y representación del medio ambiente<text:tab/> </text:p>
      <text:p text:style-name="P61"><text:tab/>2.1.1<text:tab/>Representación de los obstáculos<text:tab/><text:tab/> </text:p>
      <text:p text:style-name="P61"><text:tab/>2.1.2<text:tab/>Descomposición del espacio en celdas</text:p>
      <text:p text:style-name="P61"><text:tab/>2.1.3<text:tab/>Mapas Geométricos</text:p>
      <text:p text:style-name="P61"><text:tab/>2.1.4<text:tab/>Diagramas de Voronoi</text:p>
      <text:p text:style-name="P61"><text:tab/>2.1.5<text:tab/>Mapas Topológicos<text:tab/></text:p>
      <text:p text:style-name="P61">2.2 Planeación</text:p>
      <text:p text:style-name="P85"><text:tab/>2.2.1<text:tab/>Uso de técnicas de Inteligencia Artificial para recorrer redes topológicas</text:p>
      <text:p text:style-name="P82"><text:span text:style-name="T30"><text:s text:c="59"/></text:span><text:span text:style-name="T29">2.2.1.1 Algoritmos de búsqueda en redes topológicas, búsqueda <text:tab/><text:tab/><text:tab/> <text:s text:c="6"/>a lo ancho, A*, Dikjstra, etc</text:span></text:p>
      <text:p text:style-name="P63"><text:span text:style-name="T30"><text:s text:c="6"/></text:span><text:span text:style-name="T29">2.2.2<text:tab/>Planeación de Acciones</text:span></text:p>
      <text:p text:style-name="P61">2.3 Navegación<text:tab/><text:tab/><text:tab/><text:tab/> </text:p>
      <text:p text:style-name="P17"><text:tab/><text:tab/><text:tab/><text:tab/>2.3.1<text:tab/>Descripción de posiciones y orientaciones</text:p>
      <text:p text:style-name="P17"><text:tab/><text:tab/><text:tab/><text:tab/>2.3.2<text:tab/>Ecuaciones de movimientos</text:p>
      <text:p text:style-name="P17"><text:tab/><text:tab/><text:tab/> <text:s text:c="3"/>2.4 Representación del Conocimiento</text:p>
      <text:p text:style-name="P17"><text:tab/><text:tab/><text:tab/><text:tab/>2.4.1<text:tab/>Sistemas basados en reglas, CLIPS (NASA)</text:p>
      <text:list xml:id="list52240187218639" text:continue-list="list7259419840854810146" text:style-name="WW8Num3">
        <text:list-item>
          <text:list>
            <text:list-item>
              <text:list>
                <text:list-item>
                  <text:p text:style-name="P18">Lógica Difusa</text:p>
                </text:list-item>
              </text:list>
            </text:list-item>
          </text:list>
        </text:list-item>
      </text:list>
      <text:p text:style-name="P16"/>
      <text:p text:style-name="P46">3 MODELOS REACTIVOS</text:p>
      <text:p text:style-name="P48"><text:span text:style-name="T28"><text:tab/><text:tab/>Objetivo:</text:span><text:span text:style-name="T29"> El alumno aprenderá los modelos reactivos para operar robots móviles</text:span><text:span text:style-name="T28">.</text:span></text:p>
      <text:p text:style-name="P48"><text:span text:style-name="T28">Contenido:</text:span><text:span text:style-name="T29"> </text:span></text:p>
      <text:p text:style-name="P74">3.1 Comportamientos con Máquinas de Estado Finitas Aumentadas (AFSM)</text:p>
      <text:p text:style-name="P64"><text:span text:style-name="T30"><text:s/></text:span><text:span text:style-name="T29">3.1.1 Algoritmo Bug I y II</text:span></text:p>
      <text:p text:style-name="P28"><text:span text:style-name="T30"><text:s text:c="27"/></text:span><text:span text:style-name="T29">3.2 Comportamientos con Campos Potenciales Artificiales<text:tab/></text:span></text:p>
      <text:p text:style-name="P78"><text:span text:style-name="T30"><text:s text:c="6"/></text:span><text:span text:style-name="T29">3.2.1 Potenciales Atractivos y Repulsivos</text:span></text:p>
      <text:p text:style-name="P61"><text:tab/>3.2.2 Planeación de Trayectorias Guiadas por Campos Potenciales</text:p>
      <text:list xml:id="list52240253636903" text:continue-list="list8164816333940262145" text:style-name="WW8Num2">
        <text:list-item>
          <text:list>
            <text:list-item>
              <text:p text:style-name="P86">Comportamientos Usando Redes Neuronales</text:p>
            </text:list-item>
          </text:list>
        </text:list-item>
      </text:list>
      <text:p text:style-name="P75">3.4 Comportamientos Usando Algoritmos y Programación Genética<text:tab/><text:tab/><text:tab/> </text:p>
      <text:p text:style-name="P46"><text:soft-page-break/>4 MODELOS HIBRIDOS</text:p>
      <text:p text:style-name="P48"><text:span text:style-name="T28"><text:tab/><text:tab/>Objetivo:</text:span><text:span text:style-name="T29"> El alumno aprenderá los modelos híbridos para operar robots móviles </text:span><text:span text:style-name="T28">.</text:span></text:p>
      <text:p text:style-name="P48"><text:span text:style-name="T28">Contenido:</text:span><text:span text:style-name="T29"> </text:span></text:p>
      <text:p text:style-name="P63"><text:span text:style-name="T29">4.1<text:tab/>Combinación de los modelos tradicionales con los modelos reactivos.</text:span></text:p>
      <text:p text:style-name="P61">4.2 <text:s/>Ejemplos: ViRbot, Homer, Golem, etc.</text:p>
      <text:p text:style-name="P78"><text:span text:style-name="T29"><text:tab/><text:tab/><text:tab/><text:tab/><text:tab/> </text:span><text:span text:style-name="T28"><text:tab/><text:tab/> <text:s/></text:span></text:p>
      <text:p text:style-name="P69"/>
      <text:p text:style-name="P48"><text:span text:style-name="T28">5 <text:s/>MODELOS PROBABILÍSTICOS</text:span></text:p>
      <text:p text:style-name="P48"><text:span text:style-name="T28"><text:tab/><text:tab/>Objetivo:</text:span><text:span text:style-name="T29"> </text:span><text:span text:style-name="T31">El alumno aprenderá los modelos probabilísticos para operar robots móviles y agentes inteligentes.</text:span></text:p>
      <text:p text:style-name="P48"><text:span text:style-name="T28">Contenido:</text:span><text:span text:style-name="T29"> </text:span><text:tab/><text:tab/><text:span text:style-name="T28"> </text:span><text:span text:style-name="T29"><text:s/></text:span></text:p>
      <text:p text:style-name="P17"><text:tab/><text:tab/><text:tab/>5.1 Creación de Mapas</text:p>
      <text:p text:style-name="P17"><text:tab/><text:tab/><text:tab/><text:tab/>5.1.1 Cuantización Vectorial</text:p>
      <text:p text:style-name="P17"><text:tab/><text:tab/><text:tab/><text:tab/>5.1.2 Diagramas de Voronoi</text:p>
      <text:p text:style-name="P17"><text:tab/><text:tab/><text:tab/><text:tab/>5.1.3 Mapas Topológicos</text:p>
      <text:p text:style-name="P27"><text:span text:style-name="T29"><text:tab/><text:tab/><text:tab/><text:tab/>5.1.4 Mapas Probabilísticos</text:span></text:p>
      <text:p text:style-name="P17"><text:tab/><text:tab/><text:tab/>5.2 Localización</text:p>
      <text:p text:style-name="P17"><text:tab/><text:tab/><text:tab/><text:tab/>5.2.1 Triangulación</text:p>
      <text:p text:style-name="P17"><text:tab/><text:tab/><text:tab/><text:tab/>5.2.2 Cadenas de Markov Ocultos</text:p>
      <text:p text:style-name="P17"><text:tab/><text:tab/><text:tab/><text:tab/>5.2.3 Filtros de Kalman</text:p>
      <text:p text:style-name="P17"><text:tab/><text:tab/><text:tab/><text:tab/>5.2.4 Localización y creación de mapas simultáneamente (SLAM)</text:p>
      <text:p text:style-name="P48"><text:span text:style-name="T29"><text:tab/><text:tab/><text:tab/>5.3 Navegación Probabilística</text:span></text:p>
      <text:p text:style-name="P48"><text:span text:style-name="T29"><text:tab/><text:tab/><text:tab/><text:tab/>5.3.1 <text:tab/>Máquinas de estados probalísticas <text:s/>usando cadenas de <text:tab/><text:tab/><text:tab/><text:tab/><text:tab/><text:tab/>Markov Ocultas (HMM)</text:span></text:p>
      <text:p text:style-name="P47"/>
      <text:p text:style-name="P17"/>
      <text:p text:style-name="P48"><text:span text:style-name="T28">6 HERRAMIENTAS DE SOFTWARE PARA OPERAR ROBOTS MÓVILES</text:span></text:p>
      <text:p text:style-name="P46"/>
      <text:p text:style-name="P48"><text:span text:style-name="T28">Objetivo:</text:span><text:span text:style-name="T29"> El alumno aprenderá a usar las herramientas para operar robots móviles</text:span></text:p>
      <text:p text:style-name="P46">Contenido: </text:p>
      <text:p text:style-name="P48"><text:span text:style-name="T28"><text:tab/><text:tab/><text:tab/></text:span><text:span text:style-name="T31">6.1</text:span><text:span text:style-name="T28"> </text:span><text:span text:style-name="T31">Sistema Operativo de robots (ROS)</text:span></text:p>
      <text:p text:style-name="P46"><text:tab/><text:tab/></text:p>
      <text:p text:style-name="P24">Bibliografía</text:p>
      <text:p text:style-name="P29"><text:tab/>* Howie Choset, Principles of Robot Motion, Theory, Algorithms, and Implementations, <text:s/>The MIT Press 2005. </text:p>
      <text:p text:style-name="P30"><text:tab/>* Ronald C. Arkin. Behavior-Based Robotics. The MIT Press 1998.</text:p>
      <text:p text:style-name="P27"><text:tab/>* J. Jones, Robot Programming, A Practical Guide to Behavior Robotics, .McGraw-Hill, 2004 </text:p>
      <text:p text:style-name="P29"><text:tab/>* Jorg P. Muller. The Design of Intelligent Agents, Springer. 1998</text:p>
      <text:p text:style-name="P29"><text:tab/>* Sebastian Thrun. Probabilistic Robotics. The MIT Press 2005. </text:p>
      <text:p text:style-name="P29"><text:tab/>* Jean-Claude Latombe. Robot Motion Planning. Kluwer Academic Publisher, 1991</text:p>
      <text:p text:style-name="P27"><text:span text:style-name="T20"><text:tab/>* J. Jones, A. Flynn, Movile Robots. </text:span>A.K. Peters LTD, 1993</text:p>
      <text:p text:style-name="P27"><text:span text:style-name="T20"><text:tab/>* Robot Operating System (ROS), Anis Koubaa, Springer, 2016</text:span></text:p>
      <text:p text:style-name="P26"><text:tab/>* Manuales técnicos de programación de CLIPS.</text:p>
      <text:p text:style-name="P26"><text:tab/>* Notas técnicas de inteligencia artificial</text:p>
      <text:p text:style-name="P83"/>
      <text:p text:style-name="P24">Evaluación</text:p>
      <text:p text:style-name="P27"><text:span text:style-name="T20"><text:tab/>1 examen <text:tab/><text:tab/><text:tab/>30%</text:span></text:p>
      <text:p text:style-name="P27"><text:span text:style-name="T20"><text:tab/>Practicas <text:s/><text:tab/><text:tab/><text:tab/>40%</text:span></text:p>
      <text:p text:style-name="P26"><text:tab/>Proyecto <text:tab/><text:tab/><text:tab/>30%<text:tab/>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5"/>
      <text:p text:style-name="P25"/>
      <text:p text:style-name="P25"/>
      <text:p text:style-name="P14"/>
      <text:p text:style-name="P14"/>
      <text:h text:style-name="P100" text:outline-level="6"><text:span text:style-name="T17">COMPORTAMIENTOS REACTIVOS EN ROBOTS MÓVILES</text:span></text:h>
      <text:p text:style-name="P37"/>
      <text:p text:style-name="P38"><text:span text:style-name="T1"><text:tab/><text:tab/></text:span><text:span text:style-name="T5">Dr. Jesús Savage Carmona</text:span></text:p>
      <text:p text:style-name="P2"/>
      <text:p text:style-name="P38"><text:span text:style-name="T1"><text:s text:c="12"/>Cursos de la eir, dirigido a estudiantes de ingeniería, posgrado y <text:s text:c="5"/></text:span></text:p>
      <text:p text:style-name="P38"><text:span text:style-name="T1"><text:s text:c="12"/>egresados.</text:span></text:p>
      <text:p text:style-name="P2"><text:tab/><text:tab/></text:p>
      <text:p text:style-name="P38"><text:span text:style-name="T6"><text:s text:c="11"/></text:span><text:span text:style-name="T7">OBJETIVOS DEL CURSO</text:span></text:p>
      <text:p text:style-name="P40"/>
      <text:p text:style-name="P42"><text:span text:style-name="T6">Objetivo:</text:span> El alumno aprenderá los modelos reactivos para operar robots móviles.</text:p>
      <text:p text:style-name="P42"/>
      <text:p text:style-name="P84"><text:span text:style-name="T6"><text:tab/>Contenido:</text:span> </text:p>
      <text:p text:style-name="P81"><text:tab/>1. Comportamientos con Máquinas de Estado Finitas Aumentadas <text:tab/> <text:tab/> <text:s text:c="2"/>(AFSM).</text:p>
      <text:p text:style-name="P59"><text:tab/><text:tab/><text:tab/> </text:p>
      <text:p text:style-name="P50"><text:span text:style-name="T12"><text:s text:c="5"/></text:span><text:span text:style-name="T13">2. Comportamientos con Campos Potenciales Artificiales.<text:tab/></text:span></text:p>
      <text:p text:style-name="P76">2.1 Potenciales Atractivos y Repulsivos</text:p>
      <text:p text:style-name="P60">2.2 Planeación de Trayectorias Guiadas por Campos Potenciales.</text:p>
      <text:p text:style-name="P60"/>
      <text:p text:style-name="P80">3. Comportamientos Usando Redes Neuronales.</text:p>
      <text:p text:style-name="P80"/>
      <text:p text:style-name="P73">4. Comportamientos Usando Algoritmos y Programación Genética.<text:tab/><text:tab/><text:tab/> </text:p>
      <text:p text:style-name="P31"/>
      <text:p text:style-name="P45"/>
      <text:h text:style-name="P97" text:outline-level="5"><text:span text:style-name="T8">Bibliografía</text:span></text:h>
      <text:p text:style-name="P39"/>
      <text:p text:style-name="P89"><text:tab/>* J. Jones, Robot Programming, A Practical Guide to Behavior <text:s/>Robotics,</text:p>
      <text:p text:style-name="P89"><text:tab/>McGraw-Hill, 2004 </text:p>
      <text:p text:style-name="P19"/>
      <text:p text:style-name="P87">Robots Móviles y Agentes Inteligentes</text:p>
      <text:p text:style-name="P20">M.I. Marco Negrete</text:p>
      <text:p text:style-name="P20">Resumen de temas</text:p>
      <text:p text:style-name="P21"/>
      <text:p text:style-name="P22">Índice</text:p>
      <text:p text:style-name="P22">1. Introducción</text:p>
      <text:p text:style-name="P22"/>
      <text:p text:style-name="P23"><text:tab/>1.1. Primitivas de la robótica</text:p>
      <text:p text:style-name="P23"><text:tab/>1.2. Componentes básicos de un robot móvil </text:p>
      <text:p text:style-name="P23"><text:tab/>1.3. Paradigmas de la robótica </text:p>
      <text:p text:style-name="P23"/>
      <text:p text:style-name="P22">2. El problema de la planeación de movimientos</text:p>
      <text:p text:style-name="P23"><text:span text:style-name="T6"><text:tab/></text:span>2.1. Tareas en la planeación de movimientos </text:p>
      <text:p text:style-name="P23"><text:tab/>2.2. Caracterı́sticas del robot</text:p>
      <text:p text:style-name="P23"><text:tab/>2.3. Caracterı́sticas de los algoritmos </text:p>
      <text:p text:style-name="P23"/>
      <text:p text:style-name="P22">3. Planeación de rutas</text:p>
      <text:p text:style-name="P23"><text:tab/>3.1. Celdas de ocupación</text:p>
      <text:p text:style-name="P23"><text:tab/>3.2. El algoritmo A* </text:p>
      <text:p text:style-name="P23"><text:tab/>3.3. Suavizado por descenso del gradiente </text:p>
      <text:p text:style-name="P23"/>
      <text:p text:style-name="P22">4. Modelo cinemático y control de posición</text:p>
      <text:p text:style-name="P23"><text:span text:style-name="T6"><text:tab/></text:span>4.1. Modelo en variables de estado</text:p>
      <text:p text:style-name="P23"><text:tab/>4.2. Estabilidad de sistemas no lineales </text:p>
      <text:p text:style-name="P23"><text:tab/>4.3. Leyes de control </text:p>
      <text:p text:style-name="P23"/>
      <text:p text:style-name="P22">5. Campos potenciales artificiales</text:p>
      <text:p text:style-name="P23"><text:tab/>5.1. Diseño mediante campos atractivos y repulsivos</text:p>
      <text:p text:style-name="P23"><text:tab/>5.2. Movimiento por descenso del gradiente </text:p>
      <text:p text:style-name="P23"/>
      <text:p text:style-name="P22">6. Localización</text:p>
      <text:p text:style-name="P23"><text:tab/>6.1. El Filtro de Kalman Extendido </text:p>
      <text:p text:style-name="P23"><text:tab/>6.2. Método del histograma </text:p>
      <text:p text:style-name="P23"/>
      <text:p text:style-name="P22">7. La plataforma 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BernhardMod BT" svg:font-family="'BernhardMod B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>
        <style:tab-stops>
          <style:tab-stop style:position="4.657cm" style:type="center"/>
          <style:tab-stop style:position="7.832cm" style:type="right"/>
        </style:tab-stops>
      </style:paragraph-properties>
      <style:text-properties fo:font-variant="small-caps" fo:font-size="18pt" fo:language="es" fo:country="ES" fo:font-weight="bold" style:font-size-asian="18pt" style:font-weight-asian="bold" style:font-size-complex="11.5pt" style:font-weight-complex="bold"/>
    </style:style>
    <style:style style:name="Heading_20_5" style:display-name="Heading 5" style:family="paragraph" style:parent-style-name="Standard" style:next-style-name="Standard" style:default-outline-level="5" style:class="text"/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4pt" fo:language="en" fo:country="GB" style:font-size-asian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49cm" style:auto-text-indent="false"/>
      <style:text-properties fo:font-size="14pt" style:font-size-asian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Character_20_style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Character_20_style" style:num-format="1" text:display-levels="2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3" text:style-name="Character_20_style" style:num-format="1" text:display-levels="3">
        <style:list-level-properties text:list-level-position-and-space-mode="label-alignment">
          <style:list-level-label-alignment text:label-followed-by="listtab" text:list-tab-stop-position="9.525cm" fo:text-indent="-1.27cm" fo:margin-left="9.525cm"/>
        </style:list-level-properties>
      </text:list-level-style-number>
      <text:list-level-style-number text:level="4" text:style-name="Character_20_style" style:num-format="1" text:display-levels="4">
        <style:list-level-properties text:list-level-position-and-space-mode="label-alignment">
          <style:list-level-label-alignment text:label-followed-by="listtab" text:list-tab-stop-position="14.288cm" fo:text-indent="-1.905cm" fo:margin-left="14.288cm"/>
        </style:list-level-properties>
      </text:list-level-style-number>
      <text:list-level-style-number text:level="5" text:style-name="Character_20_style" style:num-format="1" text:display-levels="5">
        <style:list-level-properties text:list-level-position-and-space-mode="label-alignment">
          <style:list-level-label-alignment text:label-followed-by="listtab" text:list-tab-stop-position="18.415cm" fo:text-indent="-1.905cm" fo:margin-left="18.415cm"/>
        </style:list-level-properties>
      </text:list-level-style-number>
      <text:list-level-style-number text:level="6" text:style-name="Character_20_style" style:num-format="1" text:display-levels="6">
        <style:list-level-properties text:list-level-position-and-space-mode="label-alignment">
          <style:list-level-label-alignment text:label-followed-by="listtab" text:list-tab-stop-position="23.178cm" fo:text-indent="-2.54cm" fo:margin-left="23.178cm"/>
        </style:list-level-properties>
      </text:list-level-style-number>
      <text:list-level-style-number text:level="7" text:style-name="Character_20_style" style:num-format="1" text:display-levels="7">
        <style:list-level-properties text:list-level-position-and-space-mode="label-alignment">
          <style:list-level-label-alignment text:label-followed-by="listtab" text:list-tab-stop-position="27.305cm" fo:text-indent="-2.54cm" fo:margin-left="27.305cm"/>
        </style:list-level-properties>
      </text:list-level-style-number>
      <text:list-level-style-number text:level="8" text:style-name="Character_20_style" style:num-format="1" text:display-levels="8">
        <style:list-level-properties text:list-level-position-and-space-mode="label-alignment">
          <style:list-level-label-alignment text:label-followed-by="listtab" text:list-tab-stop-position="32.068cm" fo:text-indent="-3.175cm" fo:margin-left="32.068cm"/>
        </style:list-level-properties>
      </text:list-level-style-number>
      <text:list-level-style-number text:level="9" text:style-name="Character_20_style" style:num-format="1" text:display-levels="9">
        <style:list-level-properties text:list-level-position-and-space-mode="label-alignment">
          <style:list-level-label-alignment text:label-followed-by="listtab" text:list-tab-stop-position="36.195cm" fo:text-indent="-3.175cm" fo:margin-left="36.1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Character_20_style" style:num-format="1" text:start-value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Character_20_style" style:num-format="1" text:start-value="2" text:display-levels="2">
        <style:list-level-properties text:list-level-position-and-space-mode="label-alignment">
          <style:list-level-label-alignment text:label-followed-by="listtab" text:list-tab-stop-position="3.863cm" fo:text-indent="-1.482cm" fo:margin-left="3.863cm"/>
        </style:list-level-properties>
      </text:list-level-style-number>
      <text:list-level-style-number text:level="3" text:style-name="Character_20_style" style:num-format="1" text:display-levels="3">
        <style:list-level-properties text:list-level-position-and-space-mode="label-alignment">
          <style:list-level-label-alignment text:label-followed-by="listtab" text:list-tab-stop-position="6.244cm" fo:text-indent="-1.482cm" fo:margin-left="6.244cm"/>
        </style:list-level-properties>
      </text:list-level-style-number>
      <text:list-level-style-number text:level="4" text:style-name="Character_20_style" style:num-format="1" text:display-levels="4">
        <style:list-level-properties text:list-level-position-and-space-mode="label-alignment">
          <style:list-level-label-alignment text:label-followed-by="listtab" text:list-tab-stop-position="9.049cm" fo:text-indent="-1.905cm" fo:margin-left="9.049cm"/>
        </style:list-level-properties>
      </text:list-level-style-number>
      <text:list-level-style-number text:level="5" text:style-name="Character_20_style" style:num-format="1" text:display-levels="5">
        <style:list-level-properties text:list-level-position-and-space-mode="label-alignment">
          <style:list-level-label-alignment text:label-followed-by="listtab" text:list-tab-stop-position="11.43cm" fo:text-indent="-1.905cm" fo:margin-left="11.43cm"/>
        </style:list-level-properties>
      </text:list-level-style-number>
      <text:list-level-style-number text:level="6" text:style-name="Character_20_style" style:num-format="1" text:display-levels="6">
        <style:list-level-properties text:list-level-position-and-space-mode="label-alignment">
          <style:list-level-label-alignment text:label-followed-by="listtab" text:list-tab-stop-position="14.446cm" fo:text-indent="-2.54cm" fo:margin-left="14.446cm"/>
        </style:list-level-properties>
      </text:list-level-style-number>
      <text:list-level-style-number text:level="7" text:style-name="Character_20_style" style:num-format="1" text:display-levels="7">
        <style:list-level-properties text:list-level-position-and-space-mode="label-alignment">
          <style:list-level-label-alignment text:label-followed-by="listtab" text:list-tab-stop-position="16.828cm" fo:text-indent="-2.54cm" fo:margin-left="16.828cm"/>
        </style:list-level-properties>
      </text:list-level-style-number>
      <text:list-level-style-number text:level="8" text:style-name="Character_20_style" style:num-format="1" text:display-levels="8">
        <style:list-level-properties text:list-level-position-and-space-mode="label-alignment">
          <style:list-level-label-alignment text:label-followed-by="listtab" text:list-tab-stop-position="19.844cm" fo:text-indent="-3.175cm" fo:margin-left="19.844cm"/>
        </style:list-level-properties>
      </text:list-level-style-number>
      <text:list-level-style-number text:level="9" text:style-name="Character_20_style" style:num-format="1" text:display-levels="9">
        <style:list-level-properties text:list-level-position-and-space-mode="label-alignment">
          <style:list-level-label-alignment text:label-followed-by="listtab" text:list-tab-stop-position="22.225cm" fo:text-indent="-3.175cm" fo:margin-left="22.2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Character_20_style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Character_20_styl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20_style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Character_20_style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Character_20_style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Character_20_style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Character_20_style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Character_20_style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Character_20_style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4:47:12.095198874</meta:creation-date>
    <dc:date>2017-07-31T05:22:30.745436400</dc:date>
    <meta:editing-duration>PT2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" meta:paragraph-count="196" meta:word-count="1033" meta:character-count="7843" meta:non-whitespace-character-count="6354"/>
  </office:meta>
</office:document-meta>
</file>